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TLitera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Literal.ASTLiteral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Literal.jjtAccept( JCRSQLParser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Literal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Literal.ASTLiteral( JCRSQLParser p ,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Litera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Litera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Literal.setType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